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7.9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Website</text:p>
          </table:table-cell>
          <table:table-cell/>
        </table:table-row>
        <table:table-row table:style-name="ro1">
          <table:table-cell office:value-type="string">
            <text:p>Generali italia</text:p>
          </table:table-cell>
          <table:table-cell table:style-name="ce2" office:value-type="string">
            <text:p>https://www.generali.it/note-legali</text:p>
          </table:table-cell>
          <table:table-cell/>
        </table:table-row>
        <table:table-row table:style-name="ro1">
          <table:table-cell table:style-name="ce1" office:value-type="string">
            <text:p>AXA Italy</text:p>
          </table:table-cell>
          <table:table-cell table:style-name="ce2" office:value-type="string">
            <text:p>None</text:p>
          </table:table-cell>
          <table:table-cell/>
        </table:table-row>
        <table:table-row table:style-name="ro1">
          <table:table-cell office:value-type="string">
            <text:p>Credit agricole</text:p>
          </table:table-cell>
          <table:table-cell table:style-name="ce2" office:value-type="string">
            <text:p>https://www.ca-vita.it/bilanci-e-sfcr</text:p>
          </table:table-cell>
          <table:table-cell/>
        </table:table-row>
        <table:table-row table:style-name="ro1">
          <table:table-cell office:value-type="string">
            <text:p>Banco BPM Vita S.p.A.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DI Assicurazioni S.p.A.</text:p>
          </table:table-cell>
          <table:table-cell table:style-name="ce2" office:value-type="string">
            <text:p>https://www.hdiassicurazioni.it/it/comunicazioni-e-avvisi/assicurazioni-hdi-informativa-mercato</text:p>
          </table:table-cell>
          <table:table-cell/>
        </table:table-row>
        <table:table-row table:style-name="ro1">
          <table:table-cell office:value-type="string">
            <text:p>Mediolanum</text:p>
          </table:table-cell>
          <table:table-cell office:value-type="string">
            <text:p>https://www.mediolanumassicurazioni.it/relazione-solvibilita-condizione-finanziaria</text:p>
          </table:table-cell>
          <table:table-cell/>
        </table:table-row>
        <table:table-row table:style-name="ro1">
          <table:table-cell office:value-type="string">
            <text:p>Poste Vita</text:p>
          </table:table-cell>
          <table:table-cell office:value-type="string">
            <text:p>https://postevita.poste.it/dati-di-bilancio-di-poste-vita/</text:p>
          </table:table-cell>
          <table:table-cell/>
        </table:table-row>
        <table:table-row table:style-name="ro1">
          <table:table-cell office:value-type="string">
            <text:p>Credemvita</text:p>
          </table:table-cell>
          <table:table-cell office:value-type="string">
            <text:p>https://www.credemvita.it/content/credemvita/it/home/investor-relations.html</text:p>
          </table:table-cell>
          <table:table-cell/>
        </table:table-row>
        <table:table-row table:style-name="ro1">
          <table:table-cell office:value-type="string">
            <text:p>Intesa</text:p>
          </table:table-cell>
          <table:table-cell office:value-type="string">
            <text:p>https://www.intesasanpaoloassicurazioni.com/it/chi-siamo/solvency-ii.html</text:p>
          </table:table-cell>
          <table:table-cell/>
        </table:table-row>
        <table:table-row table:style-name="ro1">
          <table:table-cell office:value-type="string">
            <text:p>CNP Vita Assicura S.p.A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ale Mutua</text:p>
          </table:table-cell>
          <table:table-cell office:value-type="string">
            <text:p>https://www.realegroup.eu/EN/corporate/reports-and-financial-statements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Cardif Vita S.p.A.</text:p>
          </table:table-cell>
          <table:table-cell office:value-type="string">
            <text:p>https://bnpparibascardif.it/notizie-e-comunicati/</text:p>
          </table:table-cell>
          <table:table-cell/>
        </table:table-row>
        <table:table-row table:style-name="ro1">
          <table:table-cell office:value-type="string">
            <text:p>Helvetia Vita</text:p>
          </table:table-cell>
          <table:table-cell office:value-type="string">
            <text:p>https://www.helvetia.com/content/dam/os/it/web/it/chi-siamo/solvncy-ii/report-2024/SFCR_Annex_Helvetia%20Vita_2024.pdf</text:p>
          </table:table-cell>
          <table:table-cell/>
        </table:table-row>
        <table:table-row table:style-name="ro1">
          <table:table-cell office:value-type="string">
            <text:p>Grupo ITAS</text:p>
          </table:table-cell>
          <table:table-cell office:value-type="string">
            <text:p>https://www.gruppoitas.it/it/dati-societari/sfcr-unico-di-gruppo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Vittoria assicurazione</text:p>
          </table:table-cell>
          <table:table-cell office:value-type="string">
            <text:p>https://www.vittoriaassicurazioni.com/investor-relations-eng/sfcr-solvency-and-financial-condition-of-group/</text:p>
          </table:table-cell>
          <table:table-cell/>
        </table:table-row>
        <table:table-row table:style-name="ro1">
          <table:table-cell office:value-type="string">
            <text:p>Groupama Assicurazioni</text:p>
          </table:table-cell>
          <table:table-cell office:value-type="string">
            <text:p>https://www.groupama.com/en/analysts/financial-publications/solvency-and-financial-condition-reports-sfcr/</text:p>
          </table:table-cell>
          <table:table-cell/>
        </table:table-row>
        <table:table-row table:style-name="ro1">
          <table:table-cell office:value-type="string">
            <text:p>UniCredit Allianz Vita S.p.A.</text:p>
          </table:table-cell>
          <table:table-cell office:value-type="string">
            <text:p>https://www.unicreditallianzvita.it/chi-siamo/governance/solvency-ii---sfcr.html</text:p>
          </table:table-cell>
          <table:table-cell/>
        </table:table-row>
        <table:table-row table:style-name="ro1">
          <table:table-cell office:value-type="string">
            <text:p>Zurich Investments Life S.p.A</text:p>
          </table:table-cell>
          <table:table-cell table:style-name="ce2" office:value-type="string">
            <text:p>https://www.zurich.it/zurich-per-te/avvisi/sfcr-repor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9">04/09/2026</text:date>, <text:time>11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58S</meta:editing-duration>
    <meta:editing-cycles>11</meta:editing-cycles>
    <meta:generator>OpenOffice/4.1.16$Win32 OpenOffice.org_project/4116m3$Build-9816</meta:generator>
    <dc:date>2026-04-09T11:59:42.81</dc:date>
    <dc:creator>Gregor Fabjan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